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4000003AF5E2C9428394A9557.png" manifest:media-type="image/png"/>
  <manifest:file-entry manifest:full-path="Pictures/100000010000042B000003A9C8941F80873E83AA.png" manifest:media-type="image/png"/>
  <manifest:file-entry manifest:full-path="Pictures/100000010000042B000003A96DF541D1AF1874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inherit" svg:font-family="inherit" style:font-family-generic="roman" style:font-pitch="variable"/>
    <style:font-face style:name="inherit1" svg:font-family="inherit" style:font-family-generic="system" style:font-pitch="variable"/>
  </office:font-face-decls>
  <office:automatic-styles>
    <style:style style:name="Таблица1" style:family="table">
      <style:table-properties style:width="19.897cm" fo:margin-left="-2.073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10.052cm"/>
    </style:style>
    <style:style style:name="Таблица1.B" style:family="table-column">
      <style:table-column-properties style:column-width="9.843cm"/>
    </style:style>
    <style:style style:name="Таблица1.1" style:family="table-row">
      <style:table-row-properties style:min-row-height="0.847cm"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fo:keep-together="auto"/>
    </style:style>
    <style:style style:name="Таблица1.10" style:family="table-row">
      <style:table-row-properties fo:keep-together="auto"/>
    </style:style>
    <style:style style:name="Таблица1.11" style:family="table-row">
      <style:table-row-properties fo:keep-together="auto"/>
    </style:style>
    <style:style style:name="Таблица1.12" style:family="table-row">
      <style:table-row-properties fo:keep-together="auto"/>
    </style:style>
    <style:style style:name="Таблица1.13" style:family="table-row">
      <style:table-row-properties fo:keep-together="auto"/>
    </style:style>
    <style:style style:name="Таблица1.14" style:family="table-row">
      <style:table-row-properties fo:keep-together="auto"/>
    </style:style>
    <style:style style:name="Таблица1.15" style:family="table-row">
      <style:table-row-properties fo:keep-together="auto"/>
    </style:style>
    <style:style style:name="Таблица1.16" style:family="table-row">
      <style:table-row-properties fo:keep-together="auto"/>
    </style:style>
    <style:style style:name="Таблица1.17" style:family="table-row">
      <style:table-row-properties style:min-row-height="1.528cm" fo:keep-together="auto"/>
    </style:style>
    <style:style style:name="Таблица1.18" style:family="table-row">
      <style:table-row-properties fo:keep-together="auto"/>
    </style:style>
    <style:style style:name="Таблица1.19" style:family="table-row">
      <style:table-row-properties fo:keep-together="auto"/>
    </style:style>
    <style:style style:name="Таблица1.20" style:family="table-row">
      <style:table-row-properties fo:keep-together="auto"/>
    </style:style>
    <style:style style:name="Таблица1.21" style:family="table-row">
      <style:table-row-properties style:min-row-height="1.977cm" fo:keep-together="auto"/>
    </style:style>
    <style:style style:name="Таблица1.22" style:family="table-row">
      <style:table-row-properties fo:keep-together="auto"/>
    </style:style>
    <style:style style:name="Таблица1.23" style:family="table-row">
      <style:table-row-properties fo:keep-together="auto"/>
    </style:style>
    <style:style style:name="P1" style:family="paragraph" style:parent-style-name="normal">
      <style:text-properties style:font-name="Times" fo:font-size="14pt" style:font-name-asian="Times1" style:font-size-asian="14pt" style:font-name-complex="Times1" style:font-size-complex="14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" fo:font-size="14pt" style:font-name-asian="Times1" style:font-size-asian="14pt" style:font-name-complex="Times1" style:font-size-complex="14pt"/>
    </style:style>
    <style:style style:name="P3" style:family="paragraph" style:parent-style-name="normal" style:master-page-name="Standard">
      <style:paragraph-properties style:page-number="1"/>
      <style:text-properties style:font-name="Times" fo:font-size="14pt" style:font-name-asian="Times1" style:font-size-asian="14pt" style:font-name-complex="Times1" style:font-size-complex="14pt"/>
    </style:style>
    <style:style style:name="P4" style:family="paragraph" style:parent-style-name="normal">
      <loext:graphic-properties draw:fill="solid" draw:fill-color="#ffffff"/>
      <style:paragraph-properties fo:line-height="115%" fo:background-color="#ffffff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6" style:family="paragraph" style:parent-style-name="normal">
      <style:paragraph-properties fo:line-height="100%" fo:orphans="0" fo:widows="0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8" style:family="paragraph" style:parent-style-name="normal">
      <loext:graphic-properties draw:fill="solid" draw:fill-color="#ffffff"/>
      <style:paragraph-properties fo:line-height="100%" fo:background-color="#ffffff"/>
    </style:style>
    <style:style style:name="P9" style:family="paragraph" style:parent-style-name="normal">
      <loext:graphic-properties draw:fill="solid" draw:fill-color="#ffffff"/>
      <style:paragraph-properties fo:margin-left="0cm" fo:margin-right="0cm" fo:line-height="100%" fo:text-indent="0cm" style:auto-text-indent="false" fo:background-color="#ffffff"/>
    </style:style>
    <style:style style:name="P10" style:family="paragraph" style:parent-style-name="normal">
      <style:paragraph-properties fo:margin-left="0cm" fo:margin-right="0cm" fo:orphans="0" fo:widows="0" fo:text-indent="0cm" style:auto-text-indent="false"/>
    </style:style>
    <style:style style:name="P11" style:family="paragraph" style:parent-style-name="normal">
      <loext:graphic-properties draw:fill="solid" draw:fill-color="#ffffff"/>
      <style:paragraph-properties fo:line-height="115%" fo:background-color="#ffffff"/>
      <style:text-properties style:font-name="inherit" fo:font-size="12pt" style:font-name-asian="inherit1" style:font-size-asian="12pt" style:font-name-complex="inherit1" style:font-size-complex="12pt" fo:background-color="#ffffff"/>
    </style:style>
    <style:style style:name="P12" style:family="paragraph" style:parent-style-name="normal">
      <loext:graphic-properties draw:fill="solid" draw:fill-color="#ffffff"/>
      <style:paragraph-properties fo:line-height="100%" fo:background-color="#ffffff"/>
      <style:text-properties style:font-name="inherit" fo:font-size="12pt" style:font-name-asian="inherit1" style:font-size-asian="12pt" style:font-name-complex="inherit1" style:font-size-complex="12pt" fo:background-color="#ffffff"/>
    </style:style>
    <style:style style:name="P13" style:family="paragraph" style:parent-style-name="normal">
      <loext:graphic-properties draw:fill="solid" draw:fill-color="#ffffff"/>
      <style:paragraph-properties fo:line-height="100%" fo:background-color="#ffffff"/>
      <style:text-properties fo:color="#222222" loext:opacity="100%" style:font-name="Verdana" fo:font-size="12pt" style:font-name-asian="Verdana1" style:font-size-asian="12pt" style:font-name-complex="Verdana1" style:font-size-complex="12pt"/>
    </style:style>
    <style:style style:name="P14" style:family="paragraph" style:parent-style-name="normal">
      <loext:graphic-properties draw:fill="solid" draw:fill-color="#ffffff"/>
      <style:paragraph-properties fo:margin-left="0cm" fo:margin-right="0cm" fo:line-height="100%" fo:text-indent="0cm" style:auto-text-indent="false" fo:background-color="#ffffff"/>
      <style:text-properties fo:color="#222222" loext:opacity="100%" style:font-name="Verdana" fo:font-size="12pt" style:font-name-asian="Verdana1" style:font-size-asian="12pt" style:font-name-complex="Verdana1" style:font-size-complex="12pt"/>
    </style:style>
    <style:style style:name="T1" style:family="text"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T2" style:family="text">
      <style:text-properties style:font-name="Times" fo:font-size="14pt" style:font-name-asian="Times1" style:font-size-asian="14pt" style:font-name-complex="Times1" style:font-size-complex="14pt"/>
    </style:style>
    <style:style style:name="T3" style:family="text">
      <style:text-properties style:font-name="Times" fo:font-size="14pt" fo:font-style="italic" fo:font-weight="bold" style:font-name-asian="Times1" style:font-size-asian="14pt" style:font-style-asian="italic" style:font-weight-asian="bold" style:font-name-complex="Times1" style:font-size-complex="14pt"/>
    </style:style>
    <style:style style:name="T4" style:family="text">
      <style:text-properties fo:color="#474747" loext:opacity="100%" style:font-name="Verdana" fo:font-size="18pt" fo:font-weight="bold" style:font-name-asian="Verdana1" style:font-size-asian="18pt" style:font-weight-asian="bold" style:font-name-complex="Verdana1" style:font-size-complex="18pt"/>
    </style:style>
    <style:style style:name="T5" style:family="text">
      <style:text-properties fo:color="#222222" loext:opacity="100%" style:font-name="Verdana" fo:font-size="12pt" style:font-name-asian="Verdana1" style:font-size-asian="12pt" style:font-name-complex="Verdana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5"><text:span text:style-name="T1">“Корпусная лингвистика”</text:span></text:p>
          </table:table-cell>
          <table:covered-table-cell/>
        </table:table-row>
        <table:table-row table:style-name="Таблица1.2">
          <table:table-cell table:style-name="Таблица1.A1" office:value-type="string">
            <text:p text:style-name="P6"><text:span text:style-name="T2">В чем сущность эмпирической методологии</text:span></text:p>
            <text:p text:style-name="P6"><text:span text:style-name="T2">в лингвистическом анализе?</text:span></text:p>
          </table:table-cell>
          <table:table-cell table:style-name="Таблица1.A1" office:value-type="string">
            <text:p text:style-name="P7"><text:span text:style-name="T2">Эмпирическая методология в лингвистическом анализе основывается на исследовании языка на основе фактических данных, полученных путем наблюдения, экспериментов и анализа языковых явлений в реальных ситуациях. Сущность этого подхода заключается в том, что он ставит целью собирать и анализировать конкретные эмпирические данные для выявления общих закономерностей и особенностей языковых явлений.</text:span></text:p>
          </table:table-cell>
        </table:table-row>
        <table:table-row table:style-name="Таблица1.3">
          <table:table-cell table:style-name="Таблица1.A1" office:value-type="string">
            <text:p text:style-name="P7"><text:span text:style-name="T2">Дайте определение понятию коллокация (collocation)</text:span></text:p>
          </table:table-cell>
          <table:table-cell table:style-name="Таблица1.A1" office:value-type="string">
            <text:p text:style-name="P10"><text:span text:style-name="T2">в корпусной лингвистике под коллокацией понимается последовательность слов или терминов, частотность совместного появления которых в корпусе выше, чем ожидаемая вероятность их совместного появления.<text:line-break/></text:span></text:p>
          </table:table-cell>
        </table:table-row>
        <table:table-row table:style-name="Таблица1.4">
          <table:table-cell table:style-name="Таблица1.A1" office:value-type="string">
            <text:p text:style-name="P7"><text:span text:style-name="T2">Сформулируйте закон Ципфа</text:span></text:p>
          </table:table-cell>
          <table:table-cell table:style-name="Таблица1.A1" office:value-type="string">
            <text:p text:style-name="P7"><text:span text:style-name="T2">Закономерность распределения частоты слов естественного языка. Если все слова языка или длинного текста упорядочить по убыванию частоты использования, частота n-го слова в списке окажется обратно пропорциональной его порядковому номеру n.(Самое распространенное слово в тексте встречается: в два раза чаще, чем второе по частоте слово; в три раза чаще, чем следующее слово; и далее до наименее частого.)</text:span></text:p>
          </table:table-cell>
        </table:table-row>
        <table:table-row table:style-name="Таблица1.5">
          <table:table-cell table:style-name="Таблица1.A1" office:value-type="string">
            <text:p text:style-name="P7"><text:span text:style-name="T2">Дайте определение понятию дискурсивной просодии (discourse prosody)</text:span></text:p>
          </table:table-cell>
          <table:table-cell table:style-name="Таблица1.A1" office:value-type="string">
            <text:p text:style-name="P7"><text:span text:style-name="T2">Дискурсивная просодия — это область исследований, занимающаяся изучением интонационных, темпоральных и других акустических особенностей речи, которые несут смысловую нагрузку в рамках дискурса. Данное понятие включает в себя </text:span><text:soft-page-break/><text:span text:style-name="T2">анализ изменений в интонации, ритме, громкости, паузах и других акцентуальных элементах, которые присущи устной речи и способствуют передаче информации и эмоциональной окраске высказывания. Дискурсивная просодия помогает понять, каким образом тон, интонация и другие звуковые аспекты речи влияют на восприятие и интерпретацию высказывания в контексте дискурса.</text:span></text:p>
          </table:table-cell>
        </table:table-row>
        <table:table-row table:style-name="Таблица1.6">
          <table:table-cell table:style-name="Таблица1.A1" office:value-type="string">
            <text:p text:style-name="P7"><text:span text:style-name="T2">Дайте определение понятию семантической просодии (semantic prosody)</text:span></text:p>
          </table:table-cell>
          <table:table-cell table:style-name="Таблица1.A1" office:value-type="string">
            <text:p text:style-name="P6"><text:span text:style-name="T2">Семантическая просодия (semantic prosody) - это концепция в лингвистике, которая относится к тому, как определенные слова или конструкции носят определенный оттенок эмоций, оценки или ассоциаций в контексте их использования.</text:span></text:p>
            <text:p text:style-name="P2"/>
          </table:table-cell>
        </table:table-row>
        <table:table-row table:style-name="Таблица1.7">
          <table:table-cell table:style-name="Таблица1.A1" office:value-type="string">
            <text:p text:style-name="P7"><text:span text:style-name="T2">В чем сущность гипотезы общего ядра (common core hypothesis)?</text:span></text:p>
          </table:table-cell>
          <table:table-cell table:style-name="Таблица1.A1" office:value-type="string">
            <text:p text:style-name="P7"><text:span text:style-name="T2">Согласно гипотезе общего ядра, существует набор языковых единиц и структур, которые присутствуют во всех языках и являются базовыми для языкового выражения мысли. Эти общие элементы часто связаны с универсальными когнитивными механизмами и способами представления информации, что делает их более стабильными и широко применимыми в языковых системах.</text:span></text:p>
          </table:table-cell>
        </table:table-row>
        <table:table-row table:style-name="Таблица1.8">
          <table:table-cell table:style-name="Таблица1.A1" office:value-type="string">
            <text:p text:style-name="P7"><text:span text:style-name="T2">Что такое дерево зависимостей?</text:span></text:p>
          </table:table-cell>
          <table:table-cell table:style-name="Таблица1.A1" office:value-type="string">
            <text:p text:style-name="P7"><text:span text:style-name="T2">Деревья зависимостей — наиболее наглядный и наиболее распростра­ненный способ представления синтаксической структуры предложения. При этом предложение представляется как линейно упорядоченное множество элементов (словоформ), на котором можно задать ориентированное дерево (узлы — элементы множества).</text:span></text:p>
          </table:table-cell>
        </table:table-row>
        <table:table-row table:style-name="Таблица1.9">
          <table:table-cell table:style-name="Таблица1.A1" office:value-type="string">
            <text:p text:style-name="P7"><text:span text:style-name="T2">Постройте дерево зависимостей для простого предложения английского языка</text:span></text:p>
          </table:table-cell>
          <table:table-cell table:style-name="Таблица1.A1" office:value-type="string">
            <text:p text:style-name="P6"><text:span text:style-name="T2">Предложение: "He reads a book."</text:span></text:p>
            <text:p text:style-name="P6"><text:span text:style-name="T2">- he (субъект) -&gt; reads (глагол)</text:span></text:p>
            <text:p text:style-name="P6"><text:soft-page-break/><text:span text:style-name="T2">- a (определение) -&gt; book (существительное)</text:span></text:p>
            <text:p text:style-name="P6"><text:span text:style-name="T2">- reads (глагол) -&gt; he (субъект)</text:span></text:p>
            <text:p text:style-name="P7"><text:span text:style-name="T2">- reads (глагол) -&gt; book (дополнение)</text:span></text:p>
          </table:table-cell>
        </table:table-row>
        <table:table-row table:style-name="Таблица1.10">
          <table:table-cell table:style-name="Таблица1.A1" office:value-type="string">
            <text:p text:style-name="P7"><text:span text:style-name="T2">Постройте дерево зависимостей для сложного предложения английского языка</text:span></text:p>
          </table:table-cell>
          <table:table-cell table:style-name="Таблица1.A1" office:value-type="string">
            <text:p text:style-name="P6"><text:span text:style-name="T2">Предложение: "She likes the movie that I watched yesterday."</text:span></text:p>
            <text:p text:style-name="P6"><text:span text:style-name="T2">- she (субъект) -&gt; likes (глагол)</text:span></text:p>
            <text:p text:style-name="P6"><text:span text:style-name="T2">- the (определение) -&gt; movie (существительное)</text:span></text:p>
            <text:p text:style-name="P6"><text:span text:style-name="T2">- likes (глагол) -&gt; she (субъект)</text:span></text:p>
            <text:p text:style-name="P6"><text:span text:style-name="T2">- likes (глагол) -&gt; movie (дополнение)</text:span></text:p>
            <text:p text:style-name="P6"><text:span text:style-name="T2">- watched (причастие) -&gt; I (подлежащее)</text:span></text:p>
            <text:p text:style-name="P6"><text:span text:style-name="T2">- watched (причастие) -&gt; yesterday (обстоятельство времени)</text:span></text:p>
            <text:p text:style-name="P6"><text:span text:style-name="T2">- movie (существительное) -&gt; that (относительное местоимение)</text:span></text:p>
            <text:p text:style-name="P7"><text:span text:style-name="T2">- that (относительное местоимение) -&gt; watched (причастие)</text:span></text:p>
          </table:table-cell>
        </table:table-row>
        <table:table-row table:style-name="Таблица1.11">
          <table:table-cell table:style-name="Таблица1.A1" office:value-type="string">
            <text:p text:style-name="P7"><text:span text:style-name="T2">Назовите основные сферы применения корпусов? Дайте синонимы термину аннотация (annotation)</text:span></text:p>
          </table:table-cell>
          <table:table-cell table:style-name="Таблица1.A1" office:value-type="string">
            <text:p text:style-name="P7"><text:span text:style-name="T2">Корпуса используются в основном для лингвистического анализа, обучения и тестирования моделей машинного обучения, изучения языков и прочих исследований. Синонимы термина «аннотация» включают «описание», «разметка» и «обозначение».</text:span></text:p>
          </table:table-cell>
        </table:table-row>
        <table:table-row table:style-name="Таблица1.12">
          <table:table-cell table:style-name="Таблица1.A1" office:value-type="string">
            <text:p text:style-name="P6"><text:span text:style-name="T2">Дайте определение понятию репрезентативность корпуса.</text:span></text:p>
          </table:table-cell>
          <table:table-cell table:style-name="Таблица1.A1" office:value-type="string">
            <text:p text:style-name="P6"><text:span text:style-name="T2">Репрезентативность корпуса - это степень, в которой корпус отражает целевую популяцию или явление. Чем более репрезентативен корпус, тем точнее он отражает разнообразие и структуру исследуемого языка.</text:span></text:p>
          </table:table-cell>
        </table:table-row>
        <table:table-row table:style-name="Таблица1.13">
          <table:table-cell table:style-name="Таблица1.A1" office:value-type="string">
            <text:p text:style-name="P6"><text:span text:style-name="T2">Дайте определение понятию кластерный анализ (cluster analysis)</text:span></text:p>
          </table:table-cell>
          <table:table-cell table:style-name="Таблица1.A1" office:value-type="string">
            <text:p text:style-name="P6"><text:span text:style-name="T2">Кластерный анализ (Cluster Analysis) - это метод статистического анализа, который используется для выявления групп (или “кластеров”) схожих элементов в наборе данных. Он позволяет сегментировать данные на основе их сходства, что позволяет выявлять общие паттерны или взаимосвязи между элементами.</text:span></text:p>
          </table:table-cell>
        </table:table-row>
        <text:soft-page-break/>
        <table:table-row table:style-name="Таблица1.14">
          <table:table-cell table:style-name="Таблица1.A1" office:value-type="string">
            <text:p text:style-name="P6"><text:span text:style-name="T2">Что такое конкорданс?</text:span></text:p>
          </table:table-cell>
          <table:table-cell table:style-name="Таблица1.A1" office:value-type="string">
            <text:p text:style-name="P10"><text:span text:style-name="T2">алфавитный перечень всех слов какого-либо текста с указанием контекстов их употребления; тип словаря, представленный в таком виде<text:line-break/></text:span></text:p>
          </table:table-cell>
        </table:table-row>
        <table:table-row table:style-name="Таблица1.15">
          <table:table-cell table:style-name="Таблица1.A1" office:value-type="string">
            <text:p text:style-name="P6"><text:span text:style-name="T2">Что такое конкордансер?</text:span></text:p>
          </table:table-cell>
          <table:table-cell table:style-name="Таблица1.A1" office:value-type="string">
            <text:p text:style-name="P6"><text:span text:style-name="T2">это инструмент или программа, которая позволяет находить все вхождения определенного слова или выражения в тексте и предоставлять информацию о контексте, в котором они встречаются</text:span></text:p>
          </table:table-cell>
        </table:table-row>
        <table:table-row table:style-name="Таблица1.16">
          <table:table-cell table:style-name="Таблица1.A1" office:value-type="string">
            <text:p text:style-name="P6"><text:span text:style-name="T2">Дайте определение понятию дистрибуция</text:span></text:p>
          </table:table-cell>
          <table:table-cell table:style-name="Таблица1.A1" office:value-type="string">
            <text:p text:style-name="P6"><text:span text:style-name="T2">Дистрибуция в лингвистике (позиционное распределение) — это множество всех окружений (контекстов), в которых встречается некоторый элемент, то есть множество всех (различных) возможных позиций элемента относительно позиций других элементов.</text:span></text:p>
          </table:table-cell>
        </table:table-row>
        <table:table-row table:style-name="Таблица1.17">
          <table:table-cell table:style-name="Таблица1.A1" office:value-type="string">
            <text:p text:style-name="P6"><text:span text:style-name="T2">Покажите дистрибуцию двух синонимов (на выбор)</text:span></text:p>
          </table:table-cell>
          <table:table-cell table:style-name="Таблица1.A1" office:value-type="string">
            <text:p text:style-name="P6"><text:span text:style-name="T2">счастливый и радостный синонимы, но при этом у них разные множества контекстов</text:span></text:p>
          </table:table-cell>
        </table:table-row>
        <table:table-row table:style-name="Таблица1.18">
          <table:table-cell table:style-name="Таблица1.A1" office:value-type="string">
            <text:p text:style-name="P6"><text:span text:style-name="T2">Дайте определение понятию частотность</text:span></text:p>
          </table:table-cell>
          <table:table-cell table:style-name="Таблица1.A1" office:value-type="string">
            <text:p text:style-name="P6"><text:span text:style-name="T2">Частотность в лингвистике обозначает количественную меру того, насколько часто какой-либо лингвистический элемент (слово, звук, грамматическая конструкция и т. д.) встречается в данном корпусе текста или языковом материале</text:span></text:p>
          </table:table-cell>
        </table:table-row>
        <table:table-row table:style-name="Таблица1.19">
          <table:table-cell table:style-name="Таблица1.A1" office:value-type="string">
            <text:p text:style-name="P6"><text:span text:style-name="T2">Определите частотность любой лексической единицы английского языка по различным корпусам</text:span></text:p>
          </table:table-cell>
          <table:table-cell table:style-name="Таблица1.A1" office:value-type="string">
            <text:p text:style-name="P6"><text:span text:style-name="T2">Например в Британском национальном корпусе слово “help” встречается 36884 раз</text:span></text:p>
          </table:table-cell>
        </table:table-row>
        <table:table-row table:style-name="Таблица1.20">
          <table:table-cell table:style-name="Таблица1.A1" office:value-type="string">
            <text:p text:style-name="P6"><text:span text:style-name="T2">Дайте определение понятиям лемма, лемматизация</text:span></text:p>
          </table:table-cell>
          <table:table-cell table:style-name="Таблица1.A1" office:value-type="string">
            <text:p text:style-name="P10"><text:span text:style-name="T3">Лемматизация</text:span><text:span text:style-name="T2"> - процесс привода словоформы к лемме — её нормальной (словарной) форме. Лемма - начальная форма слова<text:line-break/></text:span></text:p>
          </table:table-cell>
        </table:table-row>
        <table:table-row table:style-name="Таблица1.21">
          <table:table-cell table:style-name="Таблица1.A1" office:value-type="string">
            <text:p text:style-name="P6"><text:span text:style-name="T2">Дайте определение понятию лексическая плотность</text:span></text:p>
          </table:table-cell>
          <table:table-cell table:style-name="Таблица1.A1" office:value-type="string">
            <text:p text:style-name="P6"><text:span text:style-name="T2">это показатель, характеризующий степень насыщенности текста лексическими </text:span><text:soft-page-break/><text:span text:style-name="T2">единицами. Она отражает количество лексических единиц в тексте или в его отдельной части, сравнительно с общим числом слов</text:span></text:p>
          </table:table-cell>
        </table:table-row>
        <table:table-row table:style-name="Таблица1.22">
          <table:table-cell table:style-name="Таблица1.A1" office:value-type="string">
            <text:p text:style-name="P6"><text:span text:style-name="T2">Что такое морфологический анализатор?</text:span></text:p>
          </table:table-cell>
          <table:table-cell table:style-name="Таблица1.A1" office:value-type="string">
            <text:p text:style-name="P6"><text:span text:style-name="T2">Морфологический анализатор <text:s/>– это инструмент, определяющий грамматические характеристики слова</text:span></text:p>
          </table:table-cell>
        </table:table-row>
        <table:table-row table:style-name="Таблица1.23">
          <table:table-cell table:style-name="Таблица1.A1" office:value-type="string">
            <text:p text:style-name="P6"><text:span text:style-name="T2">Дайте определению понятию сегментация корпуса</text:span></text:p>
          </table:table-cell>
          <table:table-cell table:style-name="Таблица1.A1" office:value-type="string">
            <text:p text:style-name="P6"><text:span text:style-name="T2">Разделение корпуса на сегменты </text:span></text:p>
          </table:table-cell>
        </table:table-row>
      </table:table>
      <text:p text:style-name="P1"/>
      <text:p text:style-name="normal"><text:span text:style-name="T2">Тест “Что такое корпус”</text:span><text:span text:style-name="T4">.</text:span></text:p>
      <text:p text:style-name="P8"><text:span text:style-name="T5">1. Тексты, составляющие лингвистический корпус,</text:span></text:p>
      <text:p text:style-name="P8"><draw:frame draw:style-name="fr1" draw:name="image3.png" text:anchor-type="as-char" svg:width="0.723cm" svg:height="0.635cm" draw:z-index="0"><draw:image xlink:href="Pictures/100000010000042B000003A96DF541D1AF187476.png" xlink:type="simple" xlink:show="embed" xlink:actuate="onLoad" draw:mime-type="image/png"/></draw:frame><text:span text:style-name="T5">размечены лингвистами и программистами.</text:span></text:p>
      <text:p text:style-name="P8"><text:span text:style-name="T5">2. В лингвистический корпус могут входить</text:span></text:p>
      <text:p text:style-name="P8"><draw:frame draw:style-name="fr1" draw:name="Изображение2" text:anchor-type="as-char" svg:width="0.723cm" svg:height="0.635cm" draw:z-index="1"><draw:image xlink:href="Pictures/100000010000042B000003A96DF541D1AF187476.png" xlink:type="simple" xlink:show="embed" xlink:actuate="onLoad" draw:mime-type="image/png"/></draw:frame><text:span text:style-name="T5">тексты электронной коммуникации.</text:span></text:p>
      <text:p text:style-name="P8"><draw:frame draw:style-name="fr1" draw:name="Изображение3" text:anchor-type="as-char" svg:width="0.723cm" svg:height="0.635cm" draw:z-index="2"><draw:image xlink:href="Pictures/100000010000042B000003A96DF541D1AF187476.png" xlink:type="simple" xlink:show="embed" xlink:actuate="onLoad" draw:mime-type="image/png"/></draw:frame><text:span text:style-name="T5">записи устной речи детей.</text:span></text:p>
      <text:p text:style-name="P8"><draw:frame draw:style-name="fr1" draw:name="Изображение4" text:anchor-type="as-char" svg:width="0.723cm" svg:height="0.635cm" draw:z-index="3"><draw:image xlink:href="Pictures/100000010000042B000003A96DF541D1AF187476.png" xlink:type="simple" xlink:show="embed" xlink:actuate="onLoad" draw:mime-type="image/png"/></draw:frame><text:span text:style-name="T5">транскрипции теле- и радиопередач.</text:span></text:p>
      <text:p text:style-name="P8"><draw:frame draw:style-name="fr1" draw:name="Изображение5" text:anchor-type="as-char" svg:width="0.723cm" svg:height="0.635cm" draw:z-index="4"><draw:image xlink:href="Pictures/100000010000042B000003A96DF541D1AF187476.png" xlink:type="simple" xlink:show="embed" xlink:actuate="onLoad" draw:mime-type="image/png"/></draw:frame><text:span text:style-name="T5">произведения художественной литературы.</text:span></text:p>
      <text:p text:style-name="P8"><text:span text:style-name="T5">3. Для того, чтобы электронная коллекция текстов могла считаться корпусом,</text:span></text:p>
      <text:p text:style-name="P8"><draw:frame draw:style-name="fr1" draw:name="Изображение6" text:anchor-type="as-char" svg:width="0.723cm" svg:height="0.635cm" draw:z-index="5"><draw:image xlink:href="Pictures/100000010000042B000003A96DF541D1AF187476.png" xlink:type="simple" xlink:show="embed" xlink:actuate="onLoad" draw:mime-type="image/png"/></draw:frame><text:span text:style-name="T5">она должна отражать состояние языка в определенный период времени.</text:span></text:p>
      <text:p text:style-name="P8"><draw:frame draw:style-name="fr1" draw:name="Изображение7" text:anchor-type="as-char" svg:width="0.723cm" svg:height="0.635cm" draw:z-index="6"><draw:image xlink:href="Pictures/100000010000042B000003A96DF541D1AF187476.png" xlink:type="simple" xlink:show="embed" xlink:actuate="onLoad" draw:mime-type="image/png"/></draw:frame><text:span text:style-name="T5">она должны быть размечена.</text:span></text:p>
      <text:p text:style-name="P8"><text:span text:style-name="T5">4. Обязательными свойствами хорошего лингвистического корпуса являются</text:span></text:p>
      <text:p text:style-name="P8"><draw:frame draw:style-name="fr1" draw:name="Изображение8" text:anchor-type="as-char" svg:width="0.723cm" svg:height="0.635cm" draw:z-index="7"><draw:image xlink:href="Pictures/100000010000042B000003A96DF541D1AF187476.png" xlink:type="simple" xlink:show="embed" xlink:actuate="onLoad" draw:mime-type="image/png"/></draw:frame><text:span text:style-name="T5">представительность.</text:span></text:p>
      <text:p text:style-name="P8"><draw:frame draw:style-name="fr1" draw:name="Изображение9" text:anchor-type="as-char" svg:width="0.723cm" svg:height="0.635cm" draw:z-index="8"><draw:image xlink:href="Pictures/100000010000042B000003A96DF541D1AF187476.png" xlink:type="simple" xlink:show="embed" xlink:actuate="onLoad" draw:mime-type="image/png"/></draw:frame><text:span text:style-name="T5">присутствие разметки..</text:span></text:p>
      <text:p text:style-name="P8"><text:span text:style-name="T5">5. Создавая репрезентативный корпус, лингвисты должны ответить на вопросы:</text:span></text:p>
      <text:p text:style-name="P8"><draw:frame draw:style-name="fr1" draw:name="Изображение10" text:anchor-type="as-char" svg:width="0.723cm" svg:height="0.635cm" draw:z-index="9"><draw:image xlink:href="Pictures/100000010000042B000003A96DF541D1AF187476.png" xlink:type="simple" xlink:show="embed" xlink:actuate="onLoad" draw:mime-type="image/png"/></draw:frame><text:span text:style-name="T5">Отражают ли оригинальные тексты художественной литературы состояние языка эпохи?</text:span></text:p>
      <text:p text:style-name="P8"><draw:frame draw:style-name="fr1" draw:name="Изображение11" text:anchor-type="as-char" svg:width="0.723cm" svg:height="0.635cm" draw:z-index="10"><draw:image xlink:href="Pictures/100000010000042B000003A96DF541D1AF187476.png" xlink:type="simple" xlink:show="embed" xlink:actuate="onLoad" draw:mime-type="image/png"/></draw:frame><text:span text:style-name="T5">Можно ли, изучая язык периода или жанра, опираться на переводные тексты?</text:span></text:p>
      <text:p text:style-name="P8"><draw:frame draw:style-name="fr1" draw:name="Изображение12" text:anchor-type="as-char" svg:width="0.723cm" svg:height="0.635cm" draw:z-index="11"><draw:image xlink:href="Pictures/100000010000042B000003A96DF541D1AF187476.png" xlink:type="simple" xlink:show="embed" xlink:actuate="onLoad" draw:mime-type="image/png"/></draw:frame><text:span text:style-name="T5">Какое количество текстов будет достаточным для демонстрации состояния языка конкретного периода?</text:span></text:p>
      <text:p text:style-name="P11"/>
      <text:p text:style-name="P11"/>
      <text:p text:style-name="P11"/>
      <text:p text:style-name="P4"><text:soft-page-break/><text:span text:style-name="T4">Впишите слово или число.</text:span></text:p>
      <text:p text:style-name="P8"><text:span text:style-name="T5">6. Интерпретация корпусных данных невозможна, если исследователю неизвестен тип корпуса, по которому велся поиск.  </text:span></text:p>
      <text:p text:style-name="P8"><text:span text:style-name="T5">7. Согласно материалам лекции, основная часть Национального корпуса русского языка включает 374 449 975 слов.  </text:span></text:p>
      <text:p text:style-name="P8"><text:span text:style-name="T5">8. Количество найденных результатов обозначается в НКРЯ как количество «словоформ».  </text:span></text:p>
      <text:p text:style-name="P8"><text:span text:style-name="T5">9. Нормализация значений обычно предполагает вычисление отношения количества вхождений к объему корпуса, умноженного на коэффициент, корректирующий частоту встречаемости слова в корпусе..  </text:span></text:p>
      <text:p text:style-name="P8"><text:span text:style-name="T5">10. Пропорциональное представление в корпусе текстов разных типов называется «репрезентативность» корпуса.  </text:span></text:p>
      <text:p text:style-name="P4"><text:span text:style-name="T4">Выберите единственный правильный вариант ответа.</text:span></text:p>
      <text:p text:style-name="P8"><text:span text:style-name="T5">11. Что означает понятие «накопительная сбалансированность»?</text:span></text:p>
      <text:p text:style-name="P8"><draw:frame draw:style-name="fr1" draw:name="image2.png" text:anchor-type="as-char" svg:width="0.723cm" svg:height="0.635cm" draw:z-index="12"><draw:image xlink:href="Pictures/100000010000042B000003A9C8941F80873E83AA.png" xlink:type="simple" xlink:show="embed" xlink:actuate="onLoad" draw:mime-type="image/png"/></draw:frame><text:span text:style-name="T5">С увеличением числа текстов, входящих в корпус, увеличивается необходимость разнообразить состав включаемых в него документов.</text:span></text:p>
      <text:p text:style-name="P13"/>
      <text:p text:style-name="P8"><text:span text:style-name="T5">12. Что отличает разметку Обучающего корпуса от аннотации других частей НКРЯ?.</text:span></text:p>
      <text:p text:style-name="P8"><text:bookmark text:name="_gjdgxs"/><draw:frame draw:style-name="fr1" draw:name="Изображение13" text:anchor-type="as-char" svg:width="0.723cm" svg:height="0.635cm" draw:z-index="13"><draw:image xlink:href="Pictures/100000010000042B000003A9C8941F80873E83AA.png" xlink:type="simple" xlink:show="embed" xlink:actuate="onLoad" draw:mime-type="image/png"/></draw:frame><text:span text:style-name="T5">Она проведена в соответствии со школьной грамматикой.</text:span></text:p>
      <text:p text:style-name="P8"><text:span text:style-name="T5">13. Чем отличается лингвистический корпус от электронного словаря?</text:span></text:p>
      <text:p text:style-name="P8"><draw:frame draw:style-name="fr1" draw:name="Изображение14" text:anchor-type="as-char" svg:width="0.723cm" svg:height="0.635cm" draw:z-index="14"><draw:image xlink:href="Pictures/100000010000042B000003A9C8941F80873E83AA.png" xlink:type="simple" xlink:show="embed" xlink:actuate="onLoad" draw:mime-type="image/png"/></draw:frame><text:span text:style-name="T5">В лингвистическом корпусе языковая норма отражена только опосредованно.</text:span></text:p>
      <text:p text:style-name="P8"><draw:frame draw:style-name="fr1" draw:name="Изображение15" text:anchor-type="as-char" svg:width="0.723cm" svg:height="0.635cm" draw:z-index="15"><draw:image xlink:href="Pictures/100000010000042B000003A9C8941F80873E83AA.png" xlink:type="simple" xlink:show="embed" xlink:actuate="onLoad" draw:mime-type="image/png"/></draw:frame><text:span text:style-name="T5">Материалы лингвистического корпуса не дают представления о том, насколько слово распространено в языке.</text:span></text:p>
      <text:p text:style-name="P8"><draw:frame draw:style-name="fr1" draw:name="Изображение16" text:anchor-type="as-char" svg:width="0.723cm" svg:height="0.635cm" draw:z-index="16"><draw:image xlink:href="Pictures/100000010000042B000003A9C8941F80873E83AA.png" xlink:type="simple" xlink:show="embed" xlink:actuate="onLoad" draw:mime-type="image/png"/></draw:frame><text:span text:style-name="T5">В электронном словаре могут содержаться сведения о семантике слова.</text:span></text:p>
      <text:p text:style-name="P8"><text:span text:style-name="T5">14. Какой вид поиска невозможен для пользователя в поисковых системах Яндекс и Google?</text:span></text:p>
      <text:p text:style-name="P8"><draw:frame draw:style-name="fr1" draw:name="Изображение17" text:anchor-type="as-char" svg:width="0.723cm" svg:height="0.635cm" draw:z-index="17"><draw:image xlink:href="Pictures/100000010000042B000003A9C8941F80873E83AA.png" xlink:type="simple" xlink:show="embed" xlink:actuate="onLoad" draw:mime-type="image/png"/></draw:frame><text:span text:style-name="T5">Поиск в пределах одного сайта.</text:span></text:p>
      <text:p text:style-name="P8"><draw:frame draw:style-name="fr1" draw:name="Изображение18" text:anchor-type="as-char" svg:width="0.723cm" svg:height="0.635cm" draw:z-index="18"><draw:image xlink:href="Pictures/100000010000042B000003A9C8941F80873E83AA.png" xlink:type="simple" xlink:show="embed" xlink:actuate="onLoad" draw:mime-type="image/png"/></draw:frame><text:span text:style-name="T5">Поиск точных форм.</text:span></text:p>
      <text:p text:style-name="P8"><draw:frame draw:style-name="fr1" draw:name="Изображение19" text:anchor-type="as-char" svg:width="0.723cm" svg:height="0.635cm" draw:z-index="19"><draw:image xlink:href="Pictures/100000010000042B000003A9C8941F80873E83AA.png" xlink:type="simple" xlink:show="embed" xlink:actuate="onLoad" draw:mime-type="image/png"/></draw:frame><text:span text:style-name="T5">Поиск словоформ одной лексемы.</text:span></text:p>
      <text:p text:style-name="P8"><draw:frame draw:style-name="fr1" draw:name="Изображение20" text:anchor-type="as-char" svg:width="0.723cm" svg:height="0.635cm" draw:z-index="20"><draw:image xlink:href="Pictures/100000010000042B000003A9C8941F80873E83AA.png" xlink:type="simple" xlink:show="embed" xlink:actuate="onLoad" draw:mime-type="image/png"/></draw:frame><text:span text:style-name="T5">Поиск смысловых категорий.</text:span></text:p>
      <text:p text:style-name="P8"><text:span text:style-name="T5">15. На каком ресурсе можно получить информацию о частотности употребления слова в конкретный период времени?</text:span></text:p>
      <text:p text:style-name="P8"><draw:frame draw:style-name="fr1" draw:name="Изображение21" text:anchor-type="as-char" svg:width="0.723cm" svg:height="0.635cm" draw:z-index="21"><draw:image xlink:href="Pictures/100000010000042B000003A9C8941F80873E83AA.png" xlink:type="simple" xlink:show="embed" xlink:actuate="onLoad" draw:mime-type="image/png"/></draw:frame><text:span text:style-name="T5">Google Books Ngram Viewer</text:span></text:p>
      <text:p text:style-name="P13"/>
      <text:p text:style-name="P9"><text:span text:style-name="T5">Тест”Разметка корпусов”</text:span></text:p>
      <text:p text:style-name="P14"><text:soft-page-break/></text:p>
      <text:p text:style-name="P4"><text:span text:style-name="T4">Выберите один или несколько верных вариантов ответа.</text:span></text:p>
      <text:p text:style-name="P8"><text:span text:style-name="T5">1. Утверждение «Корпус – это интерпретированный текст» означает, что</text:span></text:p>
      <text:p text:style-name="P8"><draw:frame draw:style-name="fr1" draw:name="image1.png" text:anchor-type="as-char" svg:width="0.714cm" svg:height="0.635cm" draw:z-index="22"><draw:image xlink:href="Pictures/1000000100000424000003AF5E2C9428394A9557.png" xlink:type="simple" xlink:show="embed" xlink:actuate="onLoad" draw:mime-type="image/png"/></draw:frame><text:span text:style-name="T5">при помощи разметки создатели корпуса передают пользователю свои теоретические установки.</text:span></text:p>
      <text:p text:style-name="P8"><draw:frame draw:style-name="fr1" draw:name="Изображение22" text:anchor-type="as-char" svg:width="0.714cm" svg:height="0.635cm" draw:z-index="23"><draw:image xlink:href="Pictures/1000000100000424000003AF5E2C9428394A9557.png" xlink:type="simple" xlink:show="embed" xlink:actuate="onLoad" draw:mime-type="image/png"/></draw:frame><text:span text:style-name="T5">прежде, чем включать тексты в корпус, лингвисты тщательно изучают их и делают выводы об их содержании.</text:span></text:p>
      <text:p text:style-name="P12"/>
      <text:p text:style-name="P8"><text:span text:style-name="T5">2. Аннотирование – это</text:span></text:p>
      <text:p text:style-name="P8"><draw:frame draw:style-name="fr1" draw:name="Изображение23" text:anchor-type="as-char" svg:width="0.714cm" svg:height="0.635cm" draw:z-index="24"><draw:image xlink:href="Pictures/1000000100000424000003AF5E2C9428394A9557.png" xlink:type="simple" xlink:show="embed" xlink:actuate="onLoad" draw:mime-type="image/png"/></draw:frame><text:span text:style-name="T5">обработка текста в целях облегчения его изучения.</text:span></text:p>
      <text:p text:style-name="P8"><draw:frame draw:style-name="fr1" draw:name="Изображение24" text:anchor-type="as-char" svg:width="0.714cm" svg:height="0.635cm" draw:z-index="25"><draw:image xlink:href="Pictures/1000000100000424000003AF5E2C9428394A9557.png" xlink:type="simple" xlink:show="embed" xlink:actuate="onLoad" draw:mime-type="image/png"/></draw:frame><text:span text:style-name="T5">необходимый этап создания лингвистического корпуса.</text:span></text:p>
      <text:p text:style-name="P8"><draw:frame draw:style-name="fr1" draw:name="Изображение25" text:anchor-type="as-char" svg:width="0.714cm" svg:height="0.635cm" draw:z-index="26"><draw:image xlink:href="Pictures/1000000100000424000003AF5E2C9428394A9557.png" xlink:type="simple" xlink:show="embed" xlink:actuate="onLoad" draw:mime-type="image/png"/></draw:frame><text:span text:style-name="T5">присвоение каждому элементу текста особого тэга.</text:span></text:p>
      <text:p text:style-name="P8"><draw:frame draw:style-name="fr1" draw:name="Изображение26" text:anchor-type="as-char" svg:width="0.714cm" svg:height="0.635cm" draw:z-index="27"><draw:image xlink:href="Pictures/1000000100000424000003AF5E2C9428394A9557.png" xlink:type="simple" xlink:show="embed" xlink:actuate="onLoad" draw:mime-type="image/png"/></draw:frame><text:span text:style-name="T5">сведения, размещенные на главной странице корпуса.</text:span></text:p>
      <text:p text:style-name="P12"/>
      <text:p text:style-name="P8"><text:span text:style-name="T5">3. Утверждение «Разметка не несет новой информации» означает, что</text:span></text:p>
      <text:p text:style-name="P8"><draw:frame draw:style-name="fr1" draw:name="Изображение27" text:anchor-type="as-char" svg:width="0.714cm" svg:height="0.635cm" draw:z-index="28"><draw:image xlink:href="Pictures/1000000100000424000003AF5E2C9428394A9557.png" xlink:type="simple" xlink:show="embed" xlink:actuate="onLoad" draw:mime-type="image/png"/></draw:frame><text:span text:style-name="T5">разметчики описывают характеристики, присущие элементам текста.</text:span></text:p>
      <text:p text:style-name="P8"><draw:frame draw:style-name="fr1" draw:name="Изображение28" text:anchor-type="as-char" svg:width="0.714cm" svg:height="0.635cm" draw:z-index="29"><draw:image xlink:href="Pictures/1000000100000424000003AF5E2C9428394A9557.png" xlink:type="simple" xlink:show="embed" xlink:actuate="onLoad" draw:mime-type="image/png"/></draw:frame><text:span text:style-name="T5">теоретические установки, положенные в основу аннотации, должны быть максимально нейтральными.</text:span></text:p>
      <text:p text:style-name="P13"/>
      <text:p text:style-name="P8"><text:span text:style-name="T5">4. Автоматическая разметка</text:span></text:p>
      <text:p text:style-name="P8"><draw:frame draw:style-name="fr1" draw:name="Изображение29" text:anchor-type="as-char" svg:width="0.714cm" svg:height="0.635cm" draw:z-index="30"><draw:image xlink:href="Pictures/1000000100000424000003AF5E2C9428394A9557.png" xlink:type="simple" xlink:show="embed" xlink:actuate="onLoad" draw:mime-type="image/png"/></draw:frame><text:span text:style-name="T5">начинается с деления текста на минимальные фрагменты.</text:span></text:p>
      <text:p text:style-name="P8"><draw:frame draw:style-name="fr1" draw:name="Изображение30" text:anchor-type="as-char" svg:width="0.714cm" svg:height="0.635cm" draw:z-index="31"><draw:image xlink:href="Pictures/1000000100000424000003AF5E2C9428394A9557.png" xlink:type="simple" xlink:show="embed" xlink:actuate="onLoad" draw:mime-type="image/png"/></draw:frame><text:span text:style-name="T5">предполагает отнесение словоформы к начальной форме.</text:span></text:p>
      <text:p text:style-name="P8"><draw:frame draw:style-name="fr1" draw:name="Изображение31" text:anchor-type="as-char" svg:width="0.714cm" svg:height="0.635cm" draw:z-index="32"><draw:image xlink:href="Pictures/1000000100000424000003AF5E2C9428394A9557.png" xlink:type="simple" xlink:show="embed" xlink:actuate="onLoad" draw:mime-type="image/png"/></draw:frame><text:span text:style-name="T5">позволяет быстро провести аннотирование по частям речи.</text:span></text:p>
      <text:p text:style-name="P12"/>
      <text:p text:style-name="P8"><text:span text:style-name="T5">5. Экстралингвистическая разметка</text:span></text:p>
      <text:p text:style-name="P8"><draw:frame draw:style-name="fr1" draw:name="Изображение32" text:anchor-type="as-char" svg:width="0.714cm" svg:height="0.635cm" draw:z-index="33"><draw:image xlink:href="Pictures/1000000100000424000003AF5E2C9428394A9557.png" xlink:type="simple" xlink:show="embed" xlink:actuate="onLoad" draw:mime-type="image/png"/></draw:frame><text:span text:style-name="T5">предполагает демонстрацию сведений об авторе.</text:span></text:p>
      <text:p text:style-name="P8"><draw:frame draw:style-name="fr1" draw:name="Изображение33" text:anchor-type="as-char" svg:width="0.714cm" svg:height="0.635cm" draw:z-index="34"><draw:image xlink:href="Pictures/1000000100000424000003AF5E2C9428394A9557.png" xlink:type="simple" xlink:show="embed" xlink:actuate="onLoad" draw:mime-type="image/png"/></draw:frame><text:span text:style-name="T5">в НКРЯ выражается в виде «паспорта текста».</text:span></text:p>
      <text:p text:style-name="P12"/>
      <text:p text:style-name="P8"><text:span text:style-name="T5">6. Морфологическая разметка в НКРЯ</text:span></text:p>
      <text:p text:style-name="P8"><draw:frame draw:style-name="fr1" draw:name="Изображение34" text:anchor-type="as-char" svg:width="0.714cm" svg:height="0.635cm" draw:z-index="35"><draw:image xlink:href="Pictures/1000000100000424000003AF5E2C9428394A9557.png" xlink:type="simple" xlink:show="embed" xlink:actuate="onLoad" draw:mime-type="image/png"/></draw:frame><text:span text:style-name="T5">произведена с помощью компьютерных программ.</text:span></text:p>
      <text:p text:style-name="P8"><draw:frame draw:style-name="fr1" draw:name="Изображение35" text:anchor-type="as-char" svg:width="0.714cm" svg:height="0.635cm" draw:z-index="36"><draw:image xlink:href="Pictures/1000000100000424000003AF5E2C9428394A9557.png" xlink:type="simple" xlink:show="embed" xlink:actuate="onLoad" draw:mime-type="image/png"/></draw:frame><text:span text:style-name="T5">единообразна во всех частях НКРЯ.</text:span></text:p>
      <text:p text:style-name="P8"><draw:frame draw:style-name="fr1" draw:name="Изображение36" text:anchor-type="as-char" svg:width="0.714cm" svg:height="0.635cm" draw:z-index="37"><draw:image xlink:href="Pictures/1000000100000424000003AF5E2C9428394A9557.png" xlink:type="simple" xlink:show="embed" xlink:actuate="onLoad" draw:mime-type="image/png"/></draw:frame><text:span text:style-name="T5">предполагает присвоение тэгов каждой единице текста.</text:span></text:p>
      <text:p text:style-name="P12"/>
      <text:p text:style-name="P8"><text:span text:style-name="T5">7. Синтаксическая разметка в НКРЯ НЕ</text:span></text:p>
      <text:p text:style-name="P8"><draw:frame draw:style-name="fr1" draw:name="Изображение37" text:anchor-type="as-char" svg:width="0.714cm" svg:height="0.635cm" draw:z-index="38"><draw:image xlink:href="Pictures/1000000100000424000003AF5E2C9428394A9557.png" xlink:type="simple" xlink:show="embed" xlink:actuate="onLoad" draw:mime-type="image/png"/></draw:frame><text:span text:style-name="T5">проведена в соответствии с традиционным выделением членов предложения.</text:span></text:p>
      <text:p text:style-name="P12"><text:soft-page-break/></text:p>
      <text:p text:style-name="P8"><text:span text:style-name="T5">8. Семантическая разметка в НКРЯ</text:span></text:p>
      <text:p text:style-name="P8"><draw:frame draw:style-name="fr1" draw:name="Изображение38" text:anchor-type="as-char" svg:width="0.714cm" svg:height="0.635cm" draw:z-index="39"><draw:image xlink:href="Pictures/1000000100000424000003AF5E2C9428394A9557.png" xlink:type="simple" xlink:show="embed" xlink:actuate="onLoad" draw:mime-type="image/png"/></draw:frame><text:span text:style-name="T5">помечает семантические признаки грамматических разрядов.</text:span></text:p>
      <text:p text:style-name="P8"><draw:frame draw:style-name="fr1" draw:name="Изображение39" text:anchor-type="as-char" svg:width="0.714cm" svg:height="0.635cm" draw:z-index="40"><draw:image xlink:href="Pictures/1000000100000424000003AF5E2C9428394A9557.png" xlink:type="simple" xlink:show="embed" xlink:actuate="onLoad" draw:mime-type="image/png"/></draw:frame><text:span text:style-name="T5">помечает семантические признаки словообразовательных показателей.</text:span></text:p>
      <text:p text:style-name="P8"><draw:frame draw:style-name="fr1" draw:name="Изображение40" text:anchor-type="as-char" svg:width="0.714cm" svg:height="0.635cm" draw:z-index="41"><draw:image xlink:href="Pictures/1000000100000424000003AF5E2C9428394A9557.png" xlink:type="simple" xlink:show="embed" xlink:actuate="onLoad" draw:mime-type="image/png"/></draw:frame><text:span text:style-name="T5">предполагает присвоение одной лемме одного семантического тэга.</text:span></text:p>
      <text:p text:style-name="P12"/>
      <text:p text:style-name="P8"><text:span text:style-name="T5">9. Утверждение «Мультимодальный корпус требует нескольких уровней разметки» предполагает, что</text:span></text:p>
      <text:p text:style-name="P8"><draw:frame draw:style-name="fr1" draw:name="Изображение41" text:anchor-type="as-char" svg:width="0.714cm" svg:height="0.635cm" draw:z-index="42"><draw:image xlink:href="Pictures/1000000100000424000003AF5E2C9428394A9557.png" xlink:type="simple" xlink:show="embed" xlink:actuate="onLoad" draw:mime-type="image/png"/></draw:frame><text:span text:style-name="T5">для корпуса МУРКО в составе НКРЯ были разработаны дополнительные принципы описания текстов, например, создана разметка значений жестов.</text:span></text:p>
      <text:p text:style-name="P8"><draw:frame draw:style-name="fr1" draw:name="Изображение42" text:anchor-type="as-char" svg:width="0.714cm" svg:height="0.635cm" draw:z-index="43"><draw:image xlink:href="Pictures/1000000100000424000003AF5E2C9428394A9557.png" xlink:type="simple" xlink:show="embed" xlink:actuate="onLoad" draw:mime-type="image/png"/></draw:frame><text:span text:style-name="T5">элементы корпуса, представляющего визуальные образы, должны быть описаны иначе, чем элементы письменного или аудио текста.</text:span></text:p>
      <text:p text:style-name="P8"><draw:frame draw:style-name="fr1" draw:name="Изображение43" text:anchor-type="as-char" svg:width="0.714cm" svg:height="0.635cm" draw:z-index="44"><draw:image xlink:href="Pictures/1000000100000424000003AF5E2C9428394A9557.png" xlink:type="simple" xlink:show="embed" xlink:actuate="onLoad" draw:mime-type="image/png"/></draw:frame><text:span text:style-name="T5">разметка по цели высказывания или по дискурсивным элементам не нужна в обычных текстовых корпусах.</text:span></text:p>
      <text:p text:style-name="P12"/>
      <text:p text:style-name="P8"><text:span text:style-name="T5">10. В корпусе с неснятой грамматической омонимией словоформа «уже» будет отнесена к</text:span></text:p>
      <text:p text:style-name="P8"><draw:frame draw:style-name="fr1" draw:name="Изображение44" text:anchor-type="as-char" svg:width="0.714cm" svg:height="0.635cm" draw:z-index="45"><draw:image xlink:href="Pictures/1000000100000424000003AF5E2C9428394A9557.png" xlink:type="simple" xlink:show="embed" xlink:actuate="onLoad" draw:mime-type="image/png"/></draw:frame><text:span text:style-name="T5">двум леммам.</text:span></text:p>
      <text:p text:style-name="P4"><text:span text:style-name="T4">Впишите слово.</text:span></text:p>
      <text:p text:style-name="P8"><text:span text:style-name="T5">11. В качестве минимального элемента разметки в НКРЯ принята морфема, то есть графическая единица, не обладающая, в отличии от лексемы, семантическими характеристиками.  </text:span></text:p>
      <text:p text:style-name="P8"><text:span text:style-name="T5">12. Производимый обычно вручную процесс снятия омонимии носит название «удаление шума».  </text:span></text:p>
      <text:p text:style-name="P8"><text:span text:style-name="T5">13.Парсер – это компьютерная программа, производящая синтаксическую разметку.  </text:span></text:p>
      <text:p text:style-name="P8"><text:span text:style-name="T5">14. Многие автоматические анализаторы морфологии русского языка основаны на данных «Грамматического словаря русского языка» А. Зализняка.</text:span></text:p>
      <text:p text:style-name="P8"><text:span text:style-name="T5">15. Источником автоматической семантической разметки часто служат компьютерные программы.  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inherit" svg:font-family="inherit" style:font-family-generic="roman" style:font-pitch="variable"/>
    <style:font-face style:name="inherit1" svg:font-family="inheri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image-count="46" meta:object-count="0" meta:page-count="8" meta:paragraph-count="140" meta:word-count="1422" meta:character-count="11503" meta:non-whitespace-character-count="10189"/>
    <meta:generator>LibreOffice/7.3.7.2$Linux_X86_64 LibreOffice_project/30$Build-2</meta:generator>
  </office:meta>
</office:document-meta>
</file>